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modern" style:font-pitch="fixed"/>
    <style:font-face style:name="游ゴシック Light" svg:font-family="'游ゴシック Light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5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origin.A1"/>
      <style:map style:condition="cell-content()&gt;0" style:apply-style-name="青" style:base-cell-address="origin.A1"/>
    </style:style>
    <style:style style:name="ce2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multicolor.A1"/>
      <style:map style:condition="cell-content()&gt;0" style:apply-style-name="青" style:base-cell-address="multicolor.A1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blockmulticolor.A1"/>
      <style:map style:condition="cell-content()&gt;0" style:apply-style-name="青" style:base-cell-address="blockmulticolor.A1"/>
    </style:style>
    <style:style style:name="ce5" style:family="table-cell" style:parent-style-name="Default">
      <style:table-cell-properties fo:border="0.06pt solid #000000"/>
      <style:text-properties fo:color="#ffffff"/>
    </style:style>
    <style:style style:name="ce9" style:family="table-cell" style:parent-style-name="Default">
      <style:table-cell-properties fo:border="0.06pt solid #000000"/>
      <style:text-properties fo:color="#ffffff"/>
      <style:map style:condition="cell-content()=1" style:apply-style-name="赤" style:base-cell-address="blockmulticolor.BW1"/>
    </style:style>
    <style:style style:name="ce10" style:family="table-cell" style:parent-style-name="Default">
      <style:table-cell-properties fo:border="0.06pt solid #000000"/>
      <style:text-properties fo:color="#ffffff"/>
      <style:map style:condition="cell-content()&lt;0" style:apply-style-name="赤" style:base-cell-address="cuthillmckee.A1"/>
      <style:map style:condition="cell-content()&gt;0" style:apply-style-name="青" style:base-cell-address="cuthillmckee.A1"/>
    </style:style>
  </office:automatic-styles>
  <office:body>
    <office:spreadsheet>
      <table:calculation-settings table:use-regular-expressions="false"/>
      <table:table table:name="origin" table:style-name="ta1">
        <table:table-column table:style-name="co1" table:number-columns-repeated="64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origin.A1:origin.BL64">
            <calcext:condition calcext:apply-style-name="赤" calcext:value="&lt;0" calcext:base-cell-address="origin.A1"/>
            <calcext:condition calcext:apply-style-name="青" calcext:value="&gt;0" calcext:base-cell-address="origin.A1"/>
          </calcext:conditional-format>
        </calcext:conditional-formats>
      </table:table>
      <table:table table:name="multicolor" table:style-name="ta1">
        <table:table-column table:style-name="co1" table:number-columns-repeated="64" table:default-cell-style-name="ce2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calcext:conditional-formats>
          <calcext:conditional-format calcext:target-range-address="multicolor.BN1: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multicolor.A1:multicolor.BL64">
            <calcext:condition calcext:apply-style-name="赤" calcext:value="&lt;0" calcext:base-cell-address="multicolor.A1"/>
            <calcext:condition calcext:apply-style-name="青" calcext:value="&gt;0" calcext:base-cell-address="multicolor.A1"/>
          </calcext:conditional-format>
        </calcext:conditional-formats>
      </table:table>
      <table:table table:name="blockmulticolor" table:style-name="ta1">
        <table:table-column table:style-name="co1" table:number-columns-repeated="64" table:default-cell-style-name="ce7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"/>
          <table:table-cell table:number-columns-repeated="5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/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  <table:table-cell table:number-columns-repeated="9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table:number-columns-repeated="10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calcext:conditional-formats>
          <calcext:conditional-format calcext:target-range-address="blockmulticolor.A1:blockmulticolor.BL64">
            <calcext:condition calcext:apply-style-name="赤" calcext:value="&lt;0" calcext:base-cell-address="blockmulticolor.A1"/>
            <calcext:condition calcext:apply-style-name="青" calcext:value="&gt;0" calcext:base-cell-address="blockmulticolor.A1"/>
          </calcext:conditional-format>
          <calcext:conditional-format calcext:target-range-address="blockmulticolor.BW1:blockmulticolor.CL16">
            <calcext:condition calcext:apply-style-name="赤" calcext:value="=1" calcext:base-cell-address="blockmulticolor.BW1"/>
          </calcext:conditional-format>
          <calcext:conditional-format calcext:target-range-address="blockmulticolor.BN1:block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cuthillmckee" table:style-name="ta1">
        <table:table-column table:style-name="co1" table:number-columns-repeated="64" table:default-cell-style-name="ce10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5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cuthillmckee.A1:cuthillmckee.BL64">
            <calcext:condition calcext:apply-style-name="赤" calcext:value="&lt;0" calcext:base-cell-address="cuthillmckee.A1"/>
            <calcext:condition calcext:apply-style-name="青" calcext:value="&gt;0" calcext:base-cell-address="cuthillmckee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modern" style:font-pitch="fixed"/>
    <style:font-face style:name="游ゴシック Light" svg:font-family="'游ゴシック Light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¥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year/>
      <number:text>/</number:text>
      <number:month/>
      <number:text>/</number:text>
      <number:day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6P0"/>
    </number:number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28P0"/>
    </number:number-style>
    <number:number-style style:name="N2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29P0"/>
    </number:number-style>
    <style:style style:name="Default" style:family="table-cell">
      <style:table-cell-properties fo:padding="0.71mm" style:rotation-align="none" style:vertical-align="middle"/>
      <style:text-properties fo:color="#000000" style:font-name="游ゴシック" fo:font-family="游ゴシック" style:font-family-generic="modern" style:font-pitch="fixed" fo:font-size="11pt" style:font-name-asian="游ゴシック" style:font-family-asian="游ゴシック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赤" style:family="table-cell" style:parent-style-name="Default">
      <style:table-cell-properties fo:background-color="#ff3333"/>
    </style:style>
    <style:style style:name="青" style:family="table-cell" style:parent-style-name="Default">
      <style:table-cell-properties fo:background-color="#6666ff"/>
    </style:style>
    <style:style style:name="Excel_5f_BuiltIn_5f_20_25__20_-_20_アクセント_20_1" style:display-name="Excel_BuiltIn_20% - アクセント 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2" style:display-name="Excel_BuiltIn_20% - アクセント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3" style:display-name="Excel_BuiltIn_20% - アクセント 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4" style:display-name="Excel_BuiltIn_20% - アクセント 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5" style:display-name="Excel_BuiltIn_20% - アクセント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アクセント_20_6" style:display-name="Excel_BuiltIn_20% - アクセント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1" style:display-name="Excel_BuiltIn_40% - アクセント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2" style:display-name="Excel_BuiltIn_40% - アクセント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3" style:display-name="Excel_BuiltIn_40% - アクセント 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4" style:display-name="Excel_BuiltIn_40% - アクセント 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5" style:display-name="Excel_BuiltIn_40% - アクセント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アクセント_20_6" style:display-name="Excel_BuiltIn_40% - アクセント 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1" style:display-name="Excel_BuiltIn_60% - アクセント 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2" style:display-name="Excel_BuiltIn_60% - アクセント 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3" style:display-name="Excel_BuiltIn_60% - アクセント 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4" style:display-name="Excel_BuiltIn_60% - アクセント 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5" style:display-name="Excel_BuiltIn_60% - アクセント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アクセント_20_6" style:display-name="Excel_BuiltIn_60% - アクセント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どちらでもない" style:display-name="Excel_BuiltIn_どちらでもない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1" style:display-name="Excel_BuiltIn_アクセント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2" style:display-name="Excel_BuiltIn_アクセント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3" style:display-name="Excel_BuiltIn_アクセント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4" style:display-name="Excel_BuiltIn_アクセント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5" style:display-name="Excel_BuiltIn_アクセント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アクセント_20_6" style:display-name="Excel_BuiltIn_アクセント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タイトル" style:display-name="Excel_BuiltIn_タイトル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游ゴシック Light" fo:font-family="'游ゴシック Light'" style:font-family-generic="modern" style:font-pitch="fixed" fo:font-size="18pt" fo:font-style="normal" fo:text-shadow="none" style:text-underline-style="none" fo:font-weight="normal" style:font-name-asian="游ゴシック Light" style:font-family-asian="'游ゴシック Light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Excel_5f_BuiltIn_5f_チェック_20_セル" style:display-name="Excel_BuiltIn_チェック セル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メモ" style:display-name="Excel_BuiltIn_メモ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リンク_20_セル" style:display-name="Excel_BuiltIn_リンク セル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入力" style:display-name="Excel_BuiltIn_入力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出力" style:display-name="Excel_BuiltIn_出力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悪い" style:display-name="Excel_BuiltIn_悪い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良い" style:display-name="Excel_BuiltIn_良い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見出し_20_1" style:display-name="Excel_BuiltIn_見出し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游ゴシック" fo:font-family="游ゴシック" style:font-family-generic="modern" style:font-pitch="fixed" fo:font-size="15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5f_BuiltIn_5f_見出し_20_2" style:display-name="Excel_BuiltIn_見出し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游ゴシック" fo:font-family="游ゴシック" style:font-family-generic="modern" style:font-pitch="fixed" fo:font-size="13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Excel_5f_BuiltIn_5f_見出し_20_3" style:display-name="Excel_BuiltIn_見出し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見出し_20_4" style:display-name="Excel_BuiltIn_見出し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計算" style:display-name="Excel_BuiltIn_計算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説明文" style:display-name="Excel_BuiltIn_説明文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游ゴシック" fo:font-family="游ゴシック" style:font-family-generic="modern" style:font-pitch="fixed" fo:font-size="11pt" fo:font-style="italic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Excel_5f_BuiltIn_5f_警告文" style:display-name="Excel_BuiltIn_警告文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normal" style:font-name-asian="游ゴシック" style:font-family-asian="游ゴシック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集計" style:display-name="Excel_BuiltIn_集計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游ゴシック" fo:font-family="游ゴシック" style:font-family-generic="modern" style:font-pitch="fixed" fo:font-size="11pt" fo:font-style="normal" fo:text-shadow="none" style:text-underline-style="none" fo:font-weight="bold" style:font-name-asian="游ゴシック" style:font-family-asian="游ゴシック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00/00/00</text:date>, <text:time style:data-style-name="N2" text:time-value="10:02:58.9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cuthill" style:display-name="PageStyle_cuthi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09:59.209000000</meta:creation-date>
    <dc:date>2018-03-23T10:08:00.276000000</dc:date>
    <meta:editing-duration>PT7H34M29S</meta:editing-duration>
    <meta:editing-cycles>32</meta:editing-cycles>
    <meta:generator>LibreOffice/6.0.2.1$Windows_X86_64 LibreOffice_project/f7f06a8f319e4b62f9bc5095aa112a65d2f3ac89</meta:generator>
    <meta:document-statistic meta:table-count="4" meta:cell-count="16768" meta:object-count="0"/>
  </office:meta>
</office:document-meta>
</file>